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37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0" style:family="table-cell" style:parent-style-name="Default">
      <style:table-cell-properties fo:border-bottom="none" fo:border-left="0.06pt solid #000000" fo:border-right="none" fo:border-top="none"/>
    </style:style>
    <style:style style:name="ce11" style:family="table-cell" style:parent-style-name="Default">
      <style:table-cell-properties fo:border-bottom="0.06pt solid #000000" fo:border-left="none" fo:border-right="none" fo:border-top="0.06pt solid #000000"/>
    </style:style>
    <style:style style:name="ce13" style:family="table-cell" style:parent-style-name="Default">
      <style:table-cell-properties fo:border="none"/>
    </style:style>
    <style:style style:name="ce2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/>
    <style:style style:name="ce24" style:family="table-cell" style:parent-style-name="Default">
      <style:table-cell-properties fo:border-bottom="0.06pt solid #000000" fo:border-left="none" fo:border-right="none" fo:border-top="none"/>
    </style:style>
    <style:style style:name="ce25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fo:border-bottom="none" fo:border-left="0.06pt solid #000000" fo:border-right="0.06pt solid #000000" fo:border-top="none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28" style:family="table-cell" style:parent-style-name="Default">
      <style:table-cell-properties fo:border-bottom="0.06pt solid #000000" fo:border-left="none" fo:border-right="none" fo:border-top="0.06pt solid #000000"/>
    </style:style>
    <style:style style:name="ce2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  <style:style style:name="ce31" style:family="table-cell" style:parent-style-name="Default">
      <style:table-cell-properties style:vertical-align="bottom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51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0"/>
        <table:table-column table:style-name="co2" table:default-cell-style-name="ce13"/>
        <table:table-column table:style-name="co2" table:default-cell-style-name="ce16"/>
        <table:table-column table:style-name="co2" table:number-columns-repeated="2" table:default-cell-style-name="ce17"/>
        <table:table-column table:style-name="co2" table:default-cell-style-name="ce13"/>
        <table:table-column table:style-name="co2" table:default-cell-style-name="ce20"/>
        <table:table-column table:style-name="co2" table:default-cell-style-name="ce2"/>
        <table:table-column table:style-name="co2" table:number-columns-repeated="3" table:default-cell-style-name="Default"/>
        <table:table-column table:style-name="co2" table:default-cell-style-name="ce4"/>
        <table:table-column table:style-name="co2" table:number-columns-repeated="51" table:default-cell-style-name="Default"/>
        <table:table-row table:style-name="ro1">
          <table:table-cell table:style-name="ce6" office:value-type="string" calcext:value-type="string">
            <text:p>exercise</text:p>
          </table:table-cell>
          <table:table-cell table:style-name="ce7" office:value-type="string" calcext:value-type="string">
            <text:p>upper</text:p>
          </table:table-cell>
          <table:table-cell table:style-name="ce11" office:value-type="string" calcext:value-type="string">
            <text:p>lower</text:p>
          </table:table-cell>
          <table:table-cell table:style-name="ce21" office:value-type="string" calcext:value-type="string">
            <text:p>core</text:p>
          </table:table-cell>
          <table:table-cell table:style-name="ce11" office:value-type="string" calcext:value-type="string">
            <text:p>strength</text:p>
          </table:table-cell>
          <table:table-cell table:style-name="ce11" office:value-type="string" calcext:value-type="string">
            <text:p>cardio</text:p>
          </table:table-cell>
          <table:table-cell table:style-name="ce24" office:value-type="string" calcext:value-type="string">
            <text:p>mobility</text:p>
          </table:table-cell>
          <table:table-cell table:style-name="ce25" office:value-type="string" calcext:value-type="string">
            <text:p>difficulty</text:p>
          </table:table-cell>
          <table:table-cell table:style-name="ce6" office:value-type="string" calcext:value-type="string">
            <text:p>weights</text:p>
          </table:table-cell>
          <table:table-cell table:style-name="ce28" office:value-type="string" calcext:value-type="string">
            <text:p>bank</text:p>
          </table:table-cell>
          <table:table-cell table:style-name="ce28" office:value-type="string" calcext:value-type="string">
            <text:p>bar</text:p>
          </table:table-cell>
          <table:table-cell table:style-name="ce28" office:value-type="string" calcext:value-type="string">
            <text:p>floor</text:p>
          </table:table-cell>
          <table:table-cell table:style-name="ce29" office:value-type="string" calcext:value-type="string">
            <text:p>outdoor</text:p>
          </table:table-cell>
          <table:table-cell table:style-name="ce28" office:value-type="string" calcext:value-type="string">
            <text:p>stress</text:p>
          </table:table-cell>
          <table:table-cell table:style-name="ce28" office:value-type="string" calcext:value-type="string">
            <text:p>pairwise</text:p>
          </table:table-cell>
          <table:table-cell table:style-name="ce28" office:value-type="string" calcext:value-type="string">
            <text:p>reps</text:p>
          </table:table-cell>
          <table:table-cell office:value-type="string" calcext:value-type="string">
            <text:p>unit</text:p>
          </table:table-cell>
          <table:table-cell table:style-name="ce28" office:value-type="string" calcext:value-type="string">
            <text:p>instructions</text:p>
          </table:table-cell>
          <table:table-cell table:style-name="ce28" table:number-columns-repeated="46"/>
        </table:table-row>
        <table:table-row table:style-name="ro1">
          <table:table-cell office:value-type="string" calcext:value-type="string">
            <text:p>Back Lunges + Torsio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tand upright; lunge backwards; rotate your upper body in direction of the front leg; get up; alternate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ck Touch Jump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and sit down on the floor; lay on the back while moving the legs above your head; touch the floor over your head with the legs; get back up and jum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nk Lung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lut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 upright in a lunge position; place one foot behind on a bench; squat dow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ceps from Bac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cep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it down; angle one leg, put it over the other and grab its ankle; raise your other arm over your head and lie slowly down; get back up and move your free hand to the toes of the other foot; keep tension in your biceps all th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ceps from Sid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cep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e on your side; angle the lower leg and hold its thigh with your lower arm; place your elbow on the floor and bicep curl your body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rd Do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or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office:annotation draw:style-name="gr1" draw:text-style-name="P2" svg:width="1.1413in" svg:height="0.7083in" svg:x="17.5846in" svg:y="0.476in" draw:caption-point-x="-0.2402in" draw:caption-point-y="0.5945in">
              <dc:date>2021-03-14T00:00:00</dc:date>
              <text:p text:style-name="P1"><text:span text:style-name="T1">quadruped position</text:span></text:p>
            </office:annotation>
            <text:p>start on all fours with knees on the floor; raise your left arm and your right leg and form a straight line; gold the limbs back in and touch knee and elbow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reakdancer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rt on all fours with knees raised; lift your left arm upwards and push your right leg under your body; kick into the air and return to the starting position; alternate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urpee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quat down and put your hands on the floor; jump with your legs backwards; do a push up; go back into squat position; jump into the air with your hands raised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utt Lift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quat down and hold onto your toes; move your butt upwards while holding until the knees are stretched; go back into the starting positio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t Push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front support; raise one leg and push your body backwards; pull the knee of this leg to the front while pushing the body forwards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terpilla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; bend over and support yourself on the hands; crawl forward as far as possible; crawl back up again and get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rab Ank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tart in reverse bridge; lift the opposite hand and foot and touch your toes; go back to starting position and repeat with the other hand and foo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eep Lunge Jump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make small jumps from a deep lunge position to switch legs; keep your body as low as possibl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eep Speed Fee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go into a deep squat position; do quick steps while keeping your body low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ip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ricep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in reverse front support with the hands on a bench and the feet on the floor; bend your ellbows and lower the body to the floor; return to starting positio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Elbow to Hee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a deep lunge position with the right foot forward; try to put your right elbow to the floor next to your right heel; get up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Elbow to Knee Jump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move your right knee and your left elbow together while jumping; work from the cor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Lift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and hold a weight with both hands; raise the weight to 90°; lower it back again; keep up the pressure from the weight the whole exercis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+ Rotati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ounds</text:p>
          </table:table-cell>
          <table:table-cell office:value-type="string" calcext:value-type="string">
            <text:p>go into front support; rotate one arm around your body until you can touch the floor again; rotate back into starting position; repeat with the other arm and each le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Lunge Jump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go into front support; put one foot next to your hands; jump alternately while keeping your hands on the floor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Shuff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ounds</text:p>
          </table:table-cell>
          <table:table-cell office:value-type="string" calcext:value-type="string">
            <text:p>start on all fours evenly spaced; put your right hand in front of your right foot; then put your right foot in front of your left foot; repeat circling until you are back in starting position; then repeat the circle, but put your right hand behind your right foo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Single Leg Jumps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on one leg; go into front support and kick with your standing leg in the air; stand up back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to Lung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on all fours with knees raised; put one foot next to the hands into a lunge position; move to the other leg and put your hands down next to it; put your leg back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Good Mornings + OH Squat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and hold your arms straight above your head; bend forward at a 90° angle; move up again; go into a deep squat while holding the arms up; stand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eate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with weigths in each hand; go into a deep squat; get up again, curl the weights up and push them above your head; pause there, then reverse to the starting positio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igh Kne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jump alternately by taking the knees to hip level; keep your arms straight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Jumping Jack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jump from closed step to a wide while moving your arms sideways up and dow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Kettlebell Sw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o a squat while swinging a weight under you; get up again with momentum and swing the weight over the head; pause there shortly and swing back while squatting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ateral Leg Rais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e on the side; raise the upper leg, then lower it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eg Rais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re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e on the back; raise both legs into the vertical, then lower them again; keep your lower back close to the floor all th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ong Jump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ump forward from a standing position as far as possible into a deep squat; get up and return with small hops to the starting positio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+ Heel Touc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a lunge position; turn the upper body in the direction of the front leg; try to touch the back heel with the back hand; rotate your upper body back by 360°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Jump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jump up from a deep lunge position and switch legs in the air; keep your body upright in the center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Lunge Pendulum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<text:span text:style-name="T2">go into a deep lunge with the right foot in front; put your right hand next to the right foot; swing the other hand like a pendulum </text:span>from back to front; at the reversal points the thumb shows upwards; look at the swinging hand for a stretch in the shoulder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Walk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glut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walk forwards with deep lunge steps; keep your body centered and upright while getting up; alternatively you can go backward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Walks with Weight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glut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old some weights; walk forwards with deep lunge steps; keep your body centered and upright while getting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with Hand to Foot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tart in a deep lunge position with the right leg in front; put your left hand next to the front leg; move the other hand from the front and the other foot from the back and touch in the middle; repeat on the other side after first se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ountain Climb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start on all fours with knees raised; run standing with getting your knees between your elbow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One Leg Deadlift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on one leg; move your upper body down and your other leg up so that they form a straight line; touch the floor and get back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istol Squat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kne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tand on one leg; go into a deep squat while holding the other leg; get back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 Climber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a plank; move one knee sideways up and back while keeping the rest of your body still; repeat with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 to Front Suppor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a plank; push up into a front support position; go back down again; keep the arms parallel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Plank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go into a plank; keep a straight line with your body; look in front of your hands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Planks with Tep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a plank; tap alternately with each hand in front of you; keep your body still all th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op Up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go onto your knees; get momentum, jump onto your feet and stand up; get back on your kne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ull Up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ang onto a bar; pull your body up until you can look above the bar; lower yourself slowly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ush Up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on all fours with knees raised; lower your body; keep your body straight and the elbows close to the body; push yourself up again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Push Ups + Ankle Touc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on all fours with knees raised and a wide stance; do a push up; when getting up again, touch with one hand the opposite ankl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cissor Jump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jump; land with crossed legs and crossed arms in fron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ide Squa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kne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go into a wide sideways stance; lunge deep with one leg while keeping the other leg straight; get up again and repea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ide Squat + Torsi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a wide sideways stance; lunge deep with the right leg and rotate your upper body left; move your left arm up; rotate back and get up; repeat on the other side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Skater + Torsi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1" office:value-type="string" calcext:value-type="string">
            <text:p>stand upright; do a back lunge with cross over; lift your upper hands straight above and rotate your upper body into the opposite direction; get up again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kater + Touch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jump from side to side; land on one feet and cross the other one behind; touch the floor with the inner hand when landin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eed Fee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un in place with quick small steps; box forward with your hand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iderman Jump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in a frog squat position with the hands on the floor; jump and pull your knees up; release the pulled up legs before landin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lits + Tors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rt from a very wide stance with outstretched arms; turn the upper body in that one hand shows up and the other one touches the floor; rotate back up and repeat on the other side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Squat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glut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tand upright and hold your arms straight forward; go into a deep squat while keeping weight on the heels and your back straight; get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anding Hand to Fee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start upright; kick straight with one leg 90° up and touch the toes with the opposite arm; repeat alternately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retch Jump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in a deep squat; jump up and straighten your whole body with the arms raised; land into a deep squat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uperma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lie on your stomach; raise your feet and your arms; keep your arms straight and in front of your body; look down; optionally paddle with your arm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urkish Get Up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ie on the back and hold a weight in the right hand; raise the weight above your head; raise your upper body while keeping the weight above your head; support yourself with the other arm and go into a bridge; put the left leg under your body and move your body forward into a lunge position with the weight still above your head; get up still holding the weight; repeat the steps in reverse direction; repeat with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p/Down Do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ore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rt on all fours with knees raised; bend your lower body to the floor and push the upper body up into a concave hold; then push your upper body down and back and your bottom up into a convex hold</text:p>
          </table:table-cell>
          <table:table-cell table:number-columns-repeated="46"/>
        </table:table-row>
        <table:table-row table:style-name="ro1" table:number-rows-repeated="1048512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Sheet1.B1:Sheet1.H1048576">
            <calcext:color-scale>
              <calcext:color-scale-entry calcext:value="0" calcext:type="minimum" calcext:color="#dee6ef"/>
              <calcext:color-scale-entry calcext:value="0" calcext:type="maximum" calcext:color="#ffd7d7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1:Sheet1.N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4">00/00/0000</text:date>, <text:time style:data-style-name="N2" text:time-value="10:31:58.1882781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5T19:24:46.745071607</meta:creation-date>
    <meta:generator>LibreOffice/6.4.6.2$Linux_X86_64 LibreOffice_project/40$Build-2</meta:generator>
    <dc:date>2021-03-24T21:40:17.622466760</dc:date>
    <meta:editing-duration>P27DT37M57S</meta:editing-duration>
    <meta:editing-cycles>197</meta:editing-cycles>
    <meta:document-statistic meta:table-count="1" meta:cell-count="718" meta:object-count="0"/>
  </office:meta>
</office:document-meta>
</file>